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nst submitArt = document.querySelector(".addproduct-submit");</text:p>
      <text:p text:style-name="Standard">const dateMod = document.getElementById("dateMod");</text:p>
      <text:p text:style-name="Standard">const codArt = document.getElementById("cod");</text:p>
      <text:p text:style-name="Standard">const descArt = document.getElementById("desc");</text:p>
      <text:p text:style-name="Standard">const listPrice = document.getElementById("listPrice");</text:p>
      <text:p text:style-name="Standard">const ivaArt = document.getElementById("iva");</text:p>
      <text:p text:style-name="Standard">const bonifArt = document.getElementById("bonif");</text:p>
      <text:p text:style-name="Standard">const soldPrice = document.getElementById("soldPrice");</text:p>
      <text:p text:style-name="Standard">const stockArt = document.getElementById("stock");</text:p>
      <text:p text:style-name="Standard">const cardCont = document.querySelector(".catalogo-cards-container");</text:p>
      <text:p text:style-name="Standard">const verCat = document.getElementById('verCat');</text:p>
      <text:p text:style-name="Standard">const genHeader = document.querySelector('.header');</text:p>
      <text:p text:style-name="Standard">const catalogoHide = document.querySelector('.catalogo');</text:p>
      <text:p text:style-name="Standard"/>
      <text:p text:style-name="Standard">const nuevoProducto = [];</text:p>
      <text:p text:style-name="Standard"/>
      <text:p text:style-name="Standard">const newProd = {</text:p>
      <text:p text:style-name="Standard"><text:s text:c="2"/>fecha: dateMod.value,</text:p>
      <text:p text:style-name="Standard"><text:s text:c="2"/>codigo: codArt.value.toUpperCase(),</text:p>
      <text:p text:style-name="Standard"><text:s text:c="2"/>descrip: descArt.value,</text:p>
      <text:p text:style-name="Standard"><text:s text:c="2"/>precioLista: parseInt(listPrice.value),</text:p>
      <text:p text:style-name="Standard"><text:s text:c="2"/>iva: parseInt(ivaArt.value),</text:p>
      <text:p text:style-name="Standard"><text:s text:c="2"/>bonif: parseInt(bonifArt.value),</text:p>
      <text:p text:style-name="Standard"><text:s text:c="2"/>precioVenta: parseInt(soldPrice.value),</text:p>
      <text:p text:style-name="Standard"><text:s text:c="2"/>stock: parseInt(stockArt.value),</text:p>
      <text:p text:style-name="Standard"><text:s text:c="2"/>fotogr: pictures</text:p>
      <text:p text:style-name="Standard">}</text:p>
      <text:p text:style-name="Standard"/>
      <text:p text:style-name="Standard"/>
      <text:p text:style-name="Standard">submitArt.addEventListener("click", () =&gt; {</text:p>
      <text:p text:style-name="Standard"><text:s text:c="2"/></text:p>
      <text:p text:style-name="Standard"><text:s text:c="2"/>genHeader.classList.add('hide');</text:p>
      <text:p text:style-name="Standard"><text:s text:c="2"/></text:p>
      <text:p text:style-name="Standard"><text:s text:c="2"/>nuevoProducto.push = Object.create(newProd);</text:p>
      <text:p text:style-name="Standard"/>
      <text:p text:style-name="Standard">})</text:p>
      <text:p text:style-name="Standard"/>
      <text:p text:style-name="Standard"/>
      <text:p text:style-name="Standard">verCat.addEventListener('click', ()=&gt; {</text:p>
      <text:p text:style-name="Standard">alert('touchin')</text:p>
      <text:p text:style-name="Standard"><text:s text:c="2"/>catalogoHide.classList.remove('hide');</text:p>
      <text:p text:style-name="Standard"><text:s text:c="4"/></text:p>
      <text:p text:style-name="Standard">for(producto of nuevoProducto) { <text:s text:c="2"/></text:p>
      <text:p text:style-name="Standard">//----- &lt;div class="catalogo-product-card"&gt; --------//</text:p>
      <text:p text:style-name="Standard">const catProCard = document.createElement("div");</text:p>
      <text:p text:style-name="Standard">catProCard.classList.add("catalogo-product-card");</text:p>
      <text:p text:style-name="Standard"/>
      <text:p text:style-name="Standard">//----- &lt;img src="./images/" /&gt; -------------------//</text:p>
      <text:p text:style-name="Standard">const imgCat = document.createElement("img");</text:p>
      <text:p text:style-name="Standard">imgCat.src =[producto].push.fotogr[0];</text:p>
      <text:p text:style-name="Standard">catProCard.appendChild(imgCat);</text:p>
      <text:p text:style-name="Standard"/>
      <text:p text:style-name="Standard"><text:soft-page-break/>//----- &lt;div class="catalogo-product-info"&gt; ------//</text:p>
      <text:p text:style-name="Standard">const divInfo = document.createElement("div");</text:p>
      <text:p text:style-name="Standard">divInfo.classList.add("catalogo-product-info");</text:p>
      <text:p text:style-name="Standard">catProCard.appendChild(divInfo);</text:p>
      <text:p text:style-name="Standard"/>
      <text:p text:style-name="Standard">//----- &lt;div&gt; <text:s text:c="5"/>&lt;p&gt;&lt;/p&gt; <text:s text:c="2"/>&lt;/div&gt; <text:s text:c="2"/>-----------//</text:p>
      <text:p text:style-name="Standard">const divInfoDiv = document.createElement("div");</text:p>
      <text:p text:style-name="Standard">divInfo.appendChild(divInfoDiv);</text:p>
      <text:p text:style-name="Standard"/>
      <text:p text:style-name="Standard">const firstPInfo = document.createElement("p");</text:p>
      <text:p text:style-name="Standard">firstPInfo.innerText = "Nombre del artículo";</text:p>
      <text:p text:style-name="Standard">divInfoDiv.appendChild(firstPInfo);</text:p>
      <text:p text:style-name="Standard">const secondPInfo = document.createElement("p");</text:p>
      <text:p text:style-name="Standard">secondPInfo.innerText = "Descripción del artículo";</text:p>
      <text:p text:style-name="Standard">divInfoDiv.appendChild(secondPInfo);</text:p>
      <text:p text:style-name="Standard">const thirdPInfo = document.createElement("p");</text:p>
      <text:p text:style-name="Standard">thirdPInfo.innerText = "Precio del artículo";</text:p>
      <text:p text:style-name="Standard">divInfoDiv.appendChild(thirdPInfo);</text:p>
      <text:p text:style-name="Standard"/>
      <text:p text:style-name="Standard">//-- &lt;figure class="catalogo-cart-icon"&gt;&lt;/figure&gt; -//</text:p>
      <text:p text:style-name="Standard">const figureCat = document.createElement("figure");</text:p>
      <text:p text:style-name="Standard">figureCat.classList.add("catalogo-cart-icon");</text:p>
      <text:p text:style-name="Standard">divInfo.appendChild(figureCat);</text:p>
      <text:p text:style-name="Standard"/>
      <text:p text:style-name="Standard">//---- <text:s/>&lt;i class="fa-solid fa-cart-plus"&gt;&lt;/i&gt; ---//</text:p>
      <text:p text:style-name="Standard">const iconCart = document.createElement("i");</text:p>
      <text:p text:style-name="Standard">iconCart.classList.add("fa-solid");</text:p>
      <text:p text:style-name="Standard">iconCart.classList.add("fa-cart-plus");</text:p>
      <text:p text:style-name="Standard">figureCat.appendChild(iconCart);</text:p>
      <text:p text:style-name="Standard"/>
      <text:p text:style-name="Standard">cardCont.appendChild(catProCard);</text:p>
      <text:p text:style-name="Standard">}</text:p>
      <text:p text:style-name="Standard"><text:s text:c="2"/>}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9T09:24:37.952461942</meta:creation-date>
    <dc:date>2022-10-09T09:25:19.705971212</dc:date>
    <meta:editing-duration>PT42S</meta:editing-duration>
    <meta:editing-cycles>1</meta:editing-cycles>
    <meta:document-statistic meta:table-count="0" meta:image-count="0" meta:object-count="0" meta:page-count="2" meta:paragraph-count="71" meta:word-count="198" meta:character-count="2719" meta:non-whitespace-character-count="2547"/>
    <meta:generator>LibreOffice/6.4.7.2$Linux_X86_64 LibreOffice_project/40$Build-2</meta:generator>
  </office:meta>
</office:document-meta>
</file>